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5.106cm"/>
    </style:style>
    <style:style style:name="Table3.A1" style:family="table-cell">
      <style:table-cell-properties style:writing-mode="page"/>
    </style:style>
    <style:style style:name="P1" style:family="paragraph" style:parent-style-name="Standard">
      <style:text-properties fo:font-style="italic" fo:font-weight="bold" officeooo:rsid="001e9e35" officeooo:paragraph-rsid="001e9e35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bold" officeooo:rsid="00286ae3" officeooo:paragraph-rsid="00286ae3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bold" officeooo:rsid="002c11ef" officeooo:paragraph-rsid="002c11ef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margin-top="0.101cm" fo:margin-bottom="0.101cm" style:contextual-spacing="false"/>
      <style:text-properties fo:font-style="italic" fo:font-weight="bold" officeooo:rsid="002c2f60" officeooo:paragraph-rsid="002c2f60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rsid="0069d8b0" officeooo:paragraph-rsid="0069d8b0" style:font-style-asian="italic" style:font-weight-asian="bold" style:font-style-complex="italic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9a74" officeooo:paragraph-rsid="00349a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9a74" officeooo:paragraph-rsid="00411a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9a74" officeooo:paragraph-rsid="00450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9a74" officeooo:paragraph-rsid="006f12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9a74" officeooo:paragraph-rsid="00411a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.101cm" fo:margin-bottom="0.101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9a74" officeooo:paragraph-rsid="00349a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9a74" officeooo:paragraph-rsid="00349a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9a74" officeooo:paragraph-rsid="00450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.101cm" fo:margin-bottom="0.101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9a74" officeooo:paragraph-rsid="00450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9a74" officeooo:paragraph-rsid="006632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9a74" officeooo:paragraph-rsid="006f12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c89d" officeooo:paragraph-rsid="0037c8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c89d" officeooo:paragraph-rsid="00450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c89d" officeooo:paragraph-rsid="006f12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74c9" officeooo:paragraph-rsid="007774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49a74" officeooo:paragraph-rsid="00349a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49a74" officeooo:paragraph-rsid="00450a2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49a74" officeooo:paragraph-rsid="0050f45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49a74" officeooo:paragraph-rsid="0051e8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49a74" officeooo:paragraph-rsid="00582b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49a74" officeooo:paragraph-rsid="006f12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349a74" officeooo:paragraph-rsid="00349a7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349a74" officeooo:paragraph-rsid="00450a2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9" style:family="paragraph" style:parent-style-name="Standard" style:list-style-name="L2">
      <style:text-properties officeooo:paragraph-rsid="0024203b"/>
    </style:style>
    <style:style style:name="P30" style:family="paragraph" style:parent-style-name="Standard" style:list-style-name="L2">
      <style:text-properties officeooo:paragraph-rsid="0025ab9a"/>
    </style:style>
    <style:style style:name="P31" style:family="paragraph" style:parent-style-name="Standard" style:list-style-name="L2">
      <style:text-properties fo:font-style="italic" fo:font-weight="normal" officeooo:rsid="0024203b" officeooo:paragraph-rsid="0024203b" style:font-style-asian="italic" style:font-weight-asian="normal" style:font-style-complex="italic" style:font-weight-complex="normal"/>
    </style:style>
    <style:style style:name="P32" style:family="paragraph" style:parent-style-name="Standard" style:list-style-name="L2">
      <style:text-properties fo:font-style="italic" fo:font-weight="normal" officeooo:rsid="0024203b" officeooo:paragraph-rsid="00256b57" style:font-style-asian="italic" style:font-weight-asian="normal" style:font-style-complex="italic" style:font-weight-complex="normal"/>
    </style:style>
    <style:style style:name="P33" style:family="paragraph" style:parent-style-name="Standard" style:list-style-name="L2">
      <style:text-properties fo:font-style="italic" fo:font-weight="normal" officeooo:rsid="00256b57" officeooo:paragraph-rsid="0025ab9a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font-style="italic" fo:font-weight="normal" officeooo:rsid="0069d8b0" officeooo:paragraph-rsid="0069d8b0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fo:font-style="italic" fo:font-weight="normal" officeooo:rsid="0069f6cd" officeooo:paragraph-rsid="0069f6cd" style:font-style-asian="italic" style:font-weight-asian="normal" style:font-style-complex="italic" style:font-weight-complex="normal"/>
    </style:style>
    <style:style style:name="P36" style:family="paragraph" style:parent-style-name="Standard" style:list-style-name="L2">
      <style:text-properties fo:font-style="italic" fo:font-weight="bold" officeooo:rsid="0024203b" officeooo:paragraph-rsid="0024203b" style:font-style-asian="italic" style:font-weight-asian="bold" style:font-style-complex="italic" style:font-weight-complex="bold"/>
    </style:style>
    <style:style style:name="P37" style:family="paragraph" style:parent-style-name="Standard">
      <style:text-properties fo:font-style="italic" fo:font-weight="bold" officeooo:rsid="00286ae3" officeooo:paragraph-rsid="00286ae3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margin-top="0.101cm" fo:margin-bottom="0.101cm" style:contextual-spacing="false"/>
      <style:text-properties fo:font-style="italic" fo:font-weight="bold" officeooo:rsid="002c11ef" officeooo:paragraph-rsid="002c11ef" style:font-style-asian="italic" style:font-weight-asian="bold" style:font-style-complex="italic" style:font-weight-complex="bold"/>
    </style:style>
    <style:style style:name="P39" style:family="paragraph" style:parent-style-name="Standard">
      <style:text-properties fo:font-style="italic" fo:font-weight="bold" officeooo:rsid="002c2f60" officeooo:paragraph-rsid="002c2f60" style:font-style-asian="italic" style:font-weight-asian="bold" style:font-style-complex="italic" style:font-weight-complex="bold"/>
    </style:style>
    <style:style style:name="P40" style:family="paragraph" style:parent-style-name="Standard">
      <style:text-properties fo:font-style="italic" fo:font-weight="bold" officeooo:rsid="002c2f60" officeooo:paragraph-rsid="00450a22" style:font-style-asian="italic" style:font-weight-asian="bold" style:font-style-complex="italic" style:font-weight-complex="bold"/>
    </style:style>
    <style:style style:name="P41" style:family="paragraph" style:parent-style-name="Standard">
      <style:text-properties fo:font-style="italic" fo:font-weight="bold" officeooo:rsid="0069d8b0" officeooo:paragraph-rsid="0069d8b0" style:font-style-asian="italic" style:font-weight-asian="bold" style:font-style-complex="italic" style:font-weight-complex="bold"/>
    </style:style>
    <style:style style:name="P42" style:family="paragraph" style:parent-style-name="Table_20_Contents" style:list-style-name="L1">
      <style:paragraph-properties fo:line-height="115%" fo:text-align="start" style:justify-single-word="false"/>
      <style:text-properties officeooo:rsid="008179cd" officeooo:paragraph-rsid="008179cd"/>
    </style:style>
    <style:style style:name="P43" style:family="paragraph" style:parent-style-name="Table_20_Contents" style:list-style-name="L1">
      <style:paragraph-properties fo:line-height="115%" fo:text-align="start" style:justify-single-word="false"/>
      <style:text-properties officeooo:paragraph-rsid="007774c9"/>
    </style:style>
    <style:style style:name="P44" style:family="paragraph" style:parent-style-name="Table_20_Contents" style:list-style-name="L1">
      <style:paragraph-properties fo:line-height="115%" fo:text-align="start" style:justify-single-word="false"/>
      <style:text-properties officeooo:rsid="007e6f4f" officeooo:paragraph-rsid="007e6f4f"/>
    </style:style>
    <style:style style:name="P45" style:family="paragraph" style:parent-style-name="Table_20_Contents" style:list-style-name="L1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6f4f" officeooo:paragraph-rsid="007e6f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margin-top="0.101cm" fo:margin-bottom="0.101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9a74" officeooo:paragraph-rsid="008729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9a74" officeooo:paragraph-rsid="008729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italic" fo:font-weight="bold" officeooo:rsid="0024203b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25ab9a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officeooo:rsid="0025ab9a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c9a64" style:font-weight-asian="normal" style:font-weight-complex="normal"/>
    </style:style>
    <style:style style:name="T6" style:family="text">
      <style:text-properties fo:font-weight="normal" officeooo:rsid="002e2c08" style:font-weight-asian="normal" style:font-weight-complex="normal"/>
    </style:style>
    <style:style style:name="T7" style:family="text">
      <style:text-properties fo:font-weight="normal" officeooo:rsid="003298d2" style:font-weight-asian="normal" style:font-weight-complex="normal"/>
    </style:style>
    <style:style style:name="T8" style:family="text">
      <style:text-properties fo:font-weight="normal" officeooo:rsid="0037c89d" style:font-weight-asian="normal" style:font-weight-complex="normal"/>
    </style:style>
    <style:style style:name="T9" style:family="text">
      <style:text-properties fo:font-weight="normal" officeooo:rsid="00724aa9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7c89d" style:font-weight-asian="bold" style:font-weight-complex="bold"/>
    </style:style>
    <style:style style:name="T12" style:family="text">
      <style:text-properties fo:font-weight="bold" officeooo:rsid="0038c3da" style:font-weight-asian="bold" style:font-weight-complex="bold"/>
    </style:style>
    <style:style style:name="T13" style:family="text">
      <style:text-properties fo:font-weight="bold" officeooo:rsid="004b6787" style:font-weight-asian="bold" style:font-weight-complex="bold"/>
    </style:style>
    <style:style style:name="T14" style:family="text">
      <style:text-properties fo:font-weight="bold" officeooo:rsid="00734f0e" style:font-weight-asian="bold" style:font-weight-complex="bold"/>
    </style:style>
    <style:style style:name="T15" style:family="text">
      <style:text-properties fo:font-weight="bold" officeooo:rsid="008723f7" style:font-weight-asian="bold" style:font-weight-complex="bold"/>
    </style:style>
    <style:style style:name="T16" style:family="text">
      <style:text-properties officeooo:rsid="002c9a64"/>
    </style:style>
    <style:style style:name="T17" style:family="text">
      <style:text-properties officeooo:rsid="002e2c08"/>
    </style:style>
    <style:style style:name="T18" style:family="text">
      <style:text-properties officeooo:rsid="00358845"/>
    </style:style>
    <style:style style:name="T19" style:family="text">
      <style:text-properties officeooo:rsid="0037c89d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74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9be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4e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officeooo:rsid="00450a22"/>
    </style:style>
    <style:style style:name="T25" style:family="text">
      <style:text-properties officeooo:rsid="004851e2"/>
    </style:style>
    <style:style style:name="T26" style:family="text">
      <style:text-properties officeooo:rsid="004ca6aa"/>
    </style:style>
    <style:style style:name="T27" style:family="text">
      <style:text-properties officeooo:rsid="004e9f0e"/>
    </style:style>
    <style:style style:name="T28" style:family="text">
      <style:text-properties officeooo:rsid="004fa8cb"/>
    </style:style>
    <style:style style:name="T29" style:family="text">
      <style:text-properties officeooo:rsid="005006e0"/>
    </style:style>
    <style:style style:name="T30" style:family="text">
      <style:text-properties officeooo:rsid="0050f453"/>
    </style:style>
    <style:style style:name="T31" style:family="text">
      <style:text-properties officeooo:rsid="005d45e5"/>
    </style:style>
    <style:style style:name="T32" style:family="text">
      <style:text-properties officeooo:rsid="005e3665"/>
    </style:style>
    <style:style style:name="T33" style:family="text">
      <style:text-properties officeooo:rsid="0062398e"/>
    </style:style>
    <style:style style:name="T34" style:family="text">
      <style:text-properties officeooo:rsid="006301d6"/>
    </style:style>
    <style:style style:name="T35" style:family="text">
      <style:text-properties officeooo:rsid="00647087"/>
    </style:style>
    <style:style style:name="T36" style:family="text">
      <style:text-properties officeooo:rsid="006f126c"/>
    </style:style>
    <style:style style:name="T37" style:family="text">
      <style:text-properties officeooo:rsid="00724aa9"/>
    </style:style>
    <style:style style:name="T38" style:family="text">
      <style:text-properties officeooo:rsid="00734f0e"/>
    </style:style>
    <style:style style:name="T39" style:family="text">
      <style:text-properties officeooo:rsid="0076f7ed"/>
    </style:style>
    <style:style style:name="T40" style:family="text">
      <style:text-properties officeooo:rsid="008723f7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ored Procedure :-</text:p>
      <text:p text:style-name="P1"/>
      <text:list text:style-name="L2">
        <text:list-item>
          <text:p text:style-name="P31">is a group of one or more T-SQL stmts.</text:p>
        </text:list-item>
        <text:list-item>
          <text:p text:style-name="P31">It can be stored in database</text:p>
        </text:list-item>
        <text:list-item>
          <text:p text:style-name="P36">Stored Procedures </text:p>
          <text:p text:style-name="P29"/>
          <text:list>
            <text:list-item>
              <text:list>
                <text:list-item>
                  <text:p text:style-name="P32">accept input params &amp; returns multiple values</text:p>
                </text:list-item>
                <text:list-item>
                  <text:p text:style-name="P33">contain programming stmts like Insertion, updation, deletion</text:p>
                </text:list-item>
                <text:list-item>
                  <text:p text:style-name="P30"><text:span text:style-name="T3">return a status message like </text:span><text:span text:style-name="T2">success</text:span><text:span text:style-name="T3"> or </text:span><text:span text:style-name="T2">failure</text:span><text:span text:style-name="T3"> for stored procedure exec</text:span><text:span text:style-name="T1"> <text:s text:c="18"/></text:span></text:p>
                </text:list-item>
              </text:list>
              <text:p text:style-name="P36"/>
            </text:list-item>
          </text:list>
        </text:list-item>
      </text:list>
      <text:p text:style-name="P2">Benefits :- </text:p>
      <text:p text:style-name="P2"/>
      <text:p text:style-name="P2">Ex:<text:span text:style-name="T4"> In a real world e-commerce application the org wants to know or print a amount of stock left of multiple item at the end of the month, what we will do is write <text:s/>a select query to fetch that data, </text:span></text:p>
      <text:p text:style-name="P2">But<text:span text:style-name="T4"> is it optimal to do that if the org want to do this at the end of every month </text:span>? NO...!<text:span text:style-name="T4"><text:line-break/></text:span>Sol<text:span text:style-name="T4"> :- for that we will write a stored procedure to get that information, could be coming from one or more tables [doesn’t matter].</text:span></text:p>
      <text:p text:style-name="P2"/>
      <text:p text:style-name="P3">benefits <text:span text:style-name="T4">:- reuse of code, easy to maintain, improve perfromance, strong security, reduce server/client network traffic.</text:span></text:p>
      <text:p text:style-name="P38"/>
      <text:p text:style-name="P4"><text:span text:style-name="T4">Types :- </text:span>System <text:span text:style-name="T4">– </text:span><text:span text:style-name="T5">physically stored in </text:span><text:span text:style-name="T16">internal resource db.</text:span></text:p>
      <text:p text:style-name="P4"><text:s text:c="14"/>User-defined<text:span text:style-name="T4"> – </text:span><text:span text:style-name="T5">kisi bhi db me store ho jata h lekin </text:span><text:span text:style-name="T16">internal resource</text:span><text:span text:style-name="T5"> me nhi hota h store.</text:span></text:p>
      <text:p text:style-name="P4"><text:span text:style-name="T16"><text:tab/> <text:s/></text:span><text:span text:style-name="T17">Temporary – </text:span><text:span text:style-name="T6">are stored in </text:span><text:span text:style-name="T17">tempdb. </text:span><text:span text:style-name="T7">Hote user defined hi h lekin scope km rehta h, jese ki <text:tab/><text:tab/><text:tab/>testing puposes or short term purposes k liye create krte h</text:span></text:p>
      <text:p text:style-name="P39"/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7">Syntax:- <text:span text:style-name="T25">T-SQL</text:span></text:p>
            <text:p text:style-name="P7"/>
            <text:p text:style-name="P10"><text:s text:c="18"/><text:span text:style-name="T10">CREATE PROCEDURE </text:span>proc<text:span text:style-name="T40">edure</text:span>_name</text:p>
            <text:p text:style-name="P11"><text:s text:c="18"/><text:span text:style-name="T10">AS</text:span></text:p>
            <text:p text:style-name="P11"><text:s text:c="18"/><text:span text:style-name="T10">Begin</text:span></text:p>
            <text:p text:style-name="P11"><text:s text:c="27"/>// SQL statement</text:p>
            <text:p text:style-name="P11"><text:s text:c="18"/><text:span text:style-name="T10">END</text:span></text:p>
            <text:p text:style-name="P24"><text:s text:c="18"/><text:span text:style-name="T30">GO</text:span></text:p>
            <text:p text:style-name="P24"/>
            <text:p text:style-name="P46"><text:span text:style-name="T10"><text:s text:c="18"/></text:span><text:span text:style-name="T11">EXECUTE / EXEC</text:span><text:span text:style-name="T10"> <text:s/>proc</text:span><text:span text:style-name="T15">edure</text:span><text:span text:style-name="T10">_</text:span><text:span text:style-name="T12">name</text:span></text:p>
          </table:table-cell>
        </table:table-row>
        <table:table-row>
          <table:table-cell table:style-name="Table1.A2" office:value-type="string">
            <text:p text:style-name="P27">Example:- <text:span text:style-name="T18">Create a procedure to get all employees</text:span></text:p>
            <text:p text:style-name="P6"/>
            <text:p text:style-name="P12"><text:s text:c="18"/><text:span text:style-name="T10">CREATE PROCEDURE</text:span> proc_allEmployeeDetails</text:p>
            <text:p text:style-name="P21"><text:s text:c="18"/>AS</text:p>
            <text:p text:style-name="P17"><text:s text:c="18"/><text:span text:style-name="T10">BEGIN</text:span></text:p>
            <text:p text:style-name="P12"><text:s text:c="27"/>SELECT * FROM employee;</text:p>
            <text:p text:style-name="P21"><text:s text:c="18"/>END</text:p>
            <text:p text:style-name="P25"><text:s text:c="18"/><text:span text:style-name="T30">GO</text:span></text:p>
            <text:p text:style-name="P25"><text:s text:c="18"/><text:span text:style-name="T19">EXECUTE</text:span><text:span text:style-name="T8"> / </text:span><text:span text:style-name="T19">EXEC</text:span><text:span text:style-name="T4"> <text:s/>proc_allEmployeeDetails</text:span></text:p>
          </table:table-cell>
        </table:table-row>
      </table:table>
      <text:p text:style-name="P39"><text:soft-page-break/></text:p>
      <text:p text:style-name="P39"/>
      <text:p text:style-name="P39"/>
      <text:p text:style-name="P39"/>
      <text:p text:style-name="P40"/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8">Syntax:-</text:p>
            <text:p text:style-name="P47"><text:s text:c="18"/><text:span text:style-name="T10">CREATE PROCEDURE </text:span>proc<text:span text:style-name="T40">edure</text:span>_name<text:span text:style-name="T24">(parameter list)</text:span></text:p>
            <text:p text:style-name="P14"><text:s text:c="18"/><text:span text:style-name="T10">AS</text:span></text:p>
            <text:p text:style-name="P14"><text:s text:c="18"/><text:span text:style-name="T10">Begin</text:span></text:p>
            <text:p text:style-name="P14"><text:s text:c="27"/>// SQL statement</text:p>
            <text:p text:style-name="P14"><text:s text:c="18"/><text:span text:style-name="T10">END</text:span></text:p>
            <text:p text:style-name="P23"><text:s text:c="18"/><text:span text:style-name="T30">GO</text:span></text:p>
            <text:p text:style-name="P23"/>
            <text:p text:style-name="P46"><text:span text:style-name="T10"><text:s text:c="18"/></text:span><text:span text:style-name="T11">EXECUTE / EXEC</text:span><text:span text:style-name="T10"> <text:s/>proc</text:span><text:span text:style-name="T15">edure</text:span><text:span text:style-name="T10">_</text:span><text:span text:style-name="T12">name </text:span><text:span text:style-name="T13">(args)</text:span></text:p>
          </table:table-cell>
        </table:table-row>
        <table:table-row>
          <table:table-cell table:style-name="Table2.A2" office:value-type="string">
            <text:p text:style-name="P28">Example:- <text:span text:style-name="T18">Create a procedure </text:span><text:span text:style-name="T26">that returns all employees whose department loc is mumbai</text:span></text:p>
            <text:p text:style-name="P8"/>
            <text:p text:style-name="P13"><text:s text:c="18"/><text:span text:style-name="T10">CREATE PROCEDURE</text:span> proc_<text:span text:style-name="T28">allE</text:span><text:span text:style-name="T27">mpDetail</text:span><text:span text:style-name="T28">s</text:span><text:span text:style-name="T35">LocationWise</text:span><text:span text:style-name="T27"> </text:span><text:span text:style-name="T31">(@location varchar(20))</text:span></text:p>
            <text:p text:style-name="P22"><text:s text:c="18"/>AS</text:p>
            <text:p text:style-name="P18"><text:s text:c="18"/><text:span text:style-name="T10">BEGIN</text:span></text:p>
            <text:p text:style-name="P13"><text:s text:c="27"/>SELECT * FROM employee <text:span text:style-name="T33">e </text:span><text:span text:style-name="T34">inner </text:span><text:span text:style-name="T33">join department d on e.dept_id = d.id</text:span></text:p>
            <text:p text:style-name="P13"><text:s text:c="27"/><text:span text:style-name="T29">WHERE location <text:s/>= </text:span><text:span text:style-name="T33">@location</text:span><text:span text:style-name="T29">;</text:span></text:p>
            <text:p text:style-name="P22"><text:s text:c="18"/>END</text:p>
            <text:p text:style-name="P22"><text:s text:c="18"/><text:span text:style-name="T30">GO</text:span></text:p>
            <text:p text:style-name="P22"/>
            <text:p text:style-name="P15"><text:span text:style-name="T10"><text:s text:c="18"/></text:span><text:span text:style-name="T11">EXECUTE</text:span><text:span text:style-name="T19"> / </text:span><text:span text:style-name="T11">EXEC</text:span> <text:s/>proc_<text:span text:style-name="T28">allE</text:span><text:span text:style-name="T27">mpDetail</text:span><text:span text:style-name="T28">s</text:span><text:span text:style-name="T35">LocationWise</text:span><text:span text:style-name="T31">(‘</text:span><text:span text:style-name="T32">Mumbai</text:span><text:span text:style-name="T31">’)</text:span></text:p>
          </table:table-cell>
        </table:table-row>
      </table:table>
      <text:p text:style-name="P40"/>
      <text:p text:style-name="P40"/>
      <text:p text:style-name="P40"/>
      <text:p text:style-name="P5"><text:span text:style-name="T7">B</text:span><text:span text:style-name="T4">y creating a parametrized stored procedure, i don’t have to change the city, i want data based on,</text:span></text:p>
      <text:p text:style-name="P34">to get the employees, this makes my query dynamic because i can pass city to get relevant data.</text:p>
      <text:p text:style-name="P5"/>
      <text:p text:style-name="P35">Without stored procedure i had to change the location again again, which would consume time, and make development harder instead of easier..!</text:p>
      <text:p text:style-name="P9"/>
      <text:p text:style-name="P1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9"/>
            <text:p text:style-name="P16"><text:span text:style-name="T14">Alter :- <text:s text:c="5"/></text:span><text:span text:style-name="T10">PROCEDURE</text:span> proc_<text:span text:style-name="T28">allE</text:span><text:span text:style-name="T27">mpDetail</text:span><text:span text:style-name="T28">s</text:span><text:span text:style-name="T35">LocationWise</text:span><text:span text:style-name="T27"> </text:span><text:span text:style-name="T31">(@location varchar(20))</text:span></text:p>
            <text:p text:style-name="P26"><text:s text:c="18"/>AS</text:p>
            <text:p text:style-name="P19"><text:s text:c="18"/><text:span text:style-name="T10">BEGIN</text:span></text:p>
            <text:p text:style-name="P16"><text:s text:c="19"/>// <text:s/><text:span text:style-name="T36">Write the new sql-stmt </text:span></text:p>
            <text:p text:style-name="P26"><text:s text:c="18"/>END</text:p>
            <text:p text:style-name="P26"><text:s text:c="18"/><text:span text:style-name="T30">GO</text:span></text:p>
            <text:p text:style-name="P26"/>
            <text:p text:style-name="P26"><text:span text:style-name="T38">Rename:- <text:s text:c="3"/></text:span><text:span text:style-name="T39">EXEC </text:span><text:span text:style-name="T37">sp_rename ‘</text:span><text:span text:style-name="T9">old procedure name</text:span><text:span text:style-name="T37">’ , ‘</text:span><text:span text:style-name="T9">new procedure name</text:span><text:span text:style-name="T37">’</text:span></text:p>
            <text:p text:style-name="P26"/>
            <text:list text:style-name="L1">
              <text:list-item>
                <text:p text:style-name="P42"><text:soft-page-break/><text:span text:style-name="T21">L</text:span><text:span text:style-name="T20">imitations :- </text:span></text:p>
              </text:list-item>
              <text:list-item>
                <text:p text:style-name="P43"><text:span text:style-name="T21">Renaming stored procedure does’nt change it’s corresponding object name in the definition column the sys.sql_modules catalog view. </text:span><text:span text:style-name="T22">To do that, you must drop and re-create the stored procedure with its new name.</text:span></text:p>
              </text:list-item>
              <text:list-item>
                <text:p text:style-name="P44"><text:span text:style-name="T22">C</text:span><text:span text:style-name="T20">hanging the name or definiti</text:span><text:span text:style-name="T23">on</text:span><text:span text:style-name="T20"> of a procedure can cause dependent objects to fail </text:span></text:p>
                <text:p text:style-name="P45">when the objects are not updated to reflect the changes that have been made to the <text:s/>procedure.</text:p>
              </text:list-item>
            </text:list>
            <text:p text:style-name="P20"/>
            <text:p text:style-name="P16"><text:s text:c="17"/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6T19:46:44.504000000</meta:creation-date>
    <dc:date>2024-12-05T18:39:41.876000000</dc:date>
    <meta:editing-duration>PT2H22M33S</meta:editing-duration>
    <meta:editing-cycles>87</meta:editing-cycles>
    <meta:generator>LibreOffice/7.5.0.3$Windows_X86_64 LibreOffice_project/c21113d003cd3efa8c53188764377a8272d9d6de</meta:generator>
    <meta:document-statistic meta:table-count="3" meta:image-count="0" meta:object-count="0" meta:page-count="3" meta:paragraph-count="64" meta:word-count="464" meta:character-count="3490" meta:non-whitespace-character-count="2360"/>
  </office:meta>
</office:document-meta>
</file>